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/>
    <style:font-face style:name="Courier New" svg:font-family="'Courier New'" style:font-family-generic="modern"/>
    <style:font-face style:name="Arial1" svg:font-family="Arial" style:font-family-generic="swiss"/>
    <style:font-face style:name="Arial Narrow" svg:font-family="'Arial Narrow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8.971cm" table:align="left"/>
    </style:style>
    <style:style style:name="Table1.A" style:family="table-column">
      <style:table-column-properties style:column-width="13.944cm"/>
    </style:style>
    <style:style style:name="Table1.B" style:family="table-column">
      <style:table-column-properties style:column-width="5.027cm"/>
    </style:style>
    <style:style style:name="Table1.A1" style:family="table-cell">
      <style:table-cell-properties fo:padding="0.097cm" fo:border="1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19.001cm" style:rel-column-width="65535*"/>
    </style:style>
    <style:style style:name="Table2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officeooo:paragraph-rsid="00208b94" style:font-size-asian="10pt" style:font-size-complex="10pt"/>
    </style:style>
    <style:style style:name="P3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bold" officeooo:rsid="00208b94" officeooo:paragraph-rsid="00208b94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font-weight="bold" officeooo:rsid="00208b94" officeooo:paragraph-rsid="00208b94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Times New Roman" fo:font-size="12pt" style:font-size-asian="12pt" style:font-name-complex="Courier New" style:font-size-complex="12pt"/>
    </style:style>
    <style:style style:name="P7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10pt" fo:font-style="normal" fo:text-shadow="none" style:text-underline-style="none" fo:font-weight="bold" officeooo:rsid="00356ce3" officeooo:paragraph-rsid="00356ce3" style:font-name-asian="Arial1" style:font-size-asian="10pt" style:font-style-asian="normal" style:font-weight-asian="bold" style:font-name-complex="Arial1" style:font-size-complex="10pt" style:font-style-complex="normal" style:font-weight-complex="bold" style:text-emphasize="none" style:text-overline-style="none" style:text-overline-color="font-color"/>
    </style:style>
    <style:style style:name="P8" style:family="paragraph" style:parent-style-name="Standard">
      <style:paragraph-properties fo:text-align="center" style:justify-single-word="false"/>
      <style:text-properties style:text-outline="false" style:text-line-through-style="none" style:font-name="Arial1" fo:font-size="10pt" fo:font-style="normal" fo:text-shadow="none" style:text-underline-style="none" fo:font-weight="bold" officeooo:paragraph-rsid="003da333" style:font-name-asian="Arial1" style:font-size-asian="10pt" style:font-style-asian="normal" style:font-weight-asian="bold" style:font-name-complex="Arial1" style:font-size-complex="10pt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Arial1" fo:font-size="10pt" fo:font-style="normal" fo:text-shadow="none" style:text-underline-style="none" fo:font-weight="bold" officeooo:paragraph-rsid="00208b94" style:font-name-asian="Arial1" style:font-size-asian="10pt" style:font-style-asian="normal" style:font-weight-asian="bold" style:font-name-complex="Arial1" style:font-size-complex="10pt" style:font-style-complex="normal" style:font-weight-complex="bold" style:text-emphasize="none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/>
      <style:text-properties fo:color="#dc2300" style:font-name="Arial" fo:font-size="14pt" fo:font-weight="bold" officeooo:rsid="0045b701" officeooo:paragraph-rsid="0045b701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fo:font-weight="bold" officeooo:rsid="003d2802" officeooo:paragraph-rsid="003da333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0pt" fo:font-weight="bold" officeooo:paragraph-rsid="00356ce3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fo:font-weight="bold" officeooo:rsid="0026673e" officeooo:paragraph-rsid="0026673e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Arial" fo:font-size="24pt" fo:font-weight="bold" officeooo:paragraph-rsid="002020c4" style:font-size-asian="24pt" style:font-weight-asian="bold" style:font-size-complex="24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Arial" fo:font-size="24pt" fo:font-weight="bold" officeooo:paragraph-rsid="002020c4" style:font-size-asian="24pt" style:font-weight-asian="bold" style:font-size-complex="24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font-weight="bold" officeooo:rsid="003d2802" officeooo:paragraph-rsid="003da333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0pt" fo:font-weight="bold" officeooo:paragraph-rsid="00356ce3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fo:font-weight="bold" officeooo:rsid="0026673e" officeooo:paragraph-rsid="0026673e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0pt" fo:font-weight="bold" officeooo:rsid="00208b94" officeooo:paragraph-rsid="00208b94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Arial" fo:font-size="10pt" fo:font-weight="bold" officeooo:rsid="00208b94" officeooo:paragraph-rsid="00208b94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Arial" fo:font-size="10pt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style:font-name="Arial" fo:font-size="10pt" officeooo:paragraph-rsid="00208b94" style:font-size-asian="10pt" style:font-size-complex="10pt"/>
    </style:style>
    <style:style style:name="P24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Arial1" fo:font-size="10pt" fo:font-style="normal" fo:text-shadow="none" style:text-underline-style="none" fo:font-weight="bold" officeooo:paragraph-rsid="00208b94" style:font-name-asian="Arial1" style:font-size-asian="10pt" style:font-style-asian="normal" style:font-weight-asian="bold" style:font-name-complex="Arial1" style:font-size-complex="10pt" style:font-style-complex="normal" style:font-weight-complex="bold" style:text-emphasize="none" style:text-overline-style="none" style:text-overline-color="font-color"/>
    </style:style>
    <style:style style:name="P25" style:family="paragraph" style:parent-style-name="Standard">
      <style:text-properties fo:color="#000000" style:font-name="Arial" fo:font-size="10pt" style:font-size-asian="10pt" style:font-size-complex="10pt"/>
    </style:style>
    <style:style style:name="P26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10pt" fo:font-style="normal" fo:text-shadow="none" style:text-underline-style="none" fo:font-weight="bold" officeooo:rsid="00356ce3" officeooo:paragraph-rsid="00356ce3" style:font-name-asian="Arial1" style:font-size-asian="10pt" style:font-style-asian="normal" style:font-weight-asian="bold" style:font-name-complex="Arial1" style:font-size-complex="10pt" style:font-style-complex="normal" style:font-weight-complex="bold" style:text-emphasize="none" style:text-overline-style="none" style:text-overline-color="font-color"/>
    </style:style>
    <style:style style:name="P27" style:family="paragraph" style:parent-style-name="Standard">
      <style:paragraph-properties fo:text-align="center" style:justify-single-word="false"/>
      <style:text-properties style:text-outline="false" style:text-line-through-style="none" style:font-name="Arial1" fo:font-size="10pt" fo:font-style="normal" fo:text-shadow="none" style:text-underline-style="none" fo:font-weight="bold" officeooo:paragraph-rsid="003da333" style:font-name-asian="Arial1" style:font-size-asian="10pt" style:font-style-asian="normal" style:font-weight-asian="bold" style:font-name-complex="Arial1" style:font-size-complex="10pt" style:font-style-complex="normal" style:font-weight-complex="bold" style:text-emphasize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d91b8" style:font-weight-asian="bold" style:font-weight-complex="bold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officeooo:rsid="002589f6"/>
    </style:style>
    <style:style style:name="T6" style:family="text">
      <style:text-properties officeooo:rsid="003db8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">#if($sePuedeImprimir)</text:text-input></text:p>
      <text:p text:style-name="P25"><text:s text:c="12"/><text:tab/><text:span text:style-name="T1">EXPTE. <text:s/></text:span><text:span text:style-name="T2">6550 </text:span><text:span text:style-name="T2"><text:text-input text:description="$expediente">$expediente</text:text-input></text:span></text:p>
      <text:p text:style-name="P2"><text:span text:style-name="T3"><text:tab/></text:span><text:span text:style-name="T4">ASUNTO: </text:span><text:span text:style-name="T4"><text:text-input text:description="$asunto">$asunto</text:text-input></text:span></text:p>
      <text:p text:style-name="P3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4">CONTABILIDAD PRESUPU<text:span text:style-name="T5">E</text:span>STARIA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9">AFECTACIONES <text:span text:style-name="T6">PREVENTIVA</text:span></text:p>
          </table:table-cell>
          <table:covered-table-cell/>
        </table:table-row>
        <table:table-row>
          <table:table-cell table:style-name="Table1.A3" office:value-type="string">
            <text:p text:style-name="P7">Codigo Cuenta</text:p>
          </table:table-cell>
          <table:table-cell table:style-name="Table1.A2" office:value-type="string">
            <text:p text:style-name="P8">IMPORTE</text:p>
          </table:table-cell>
        </table:table-row>
        <table:table-row>
          <table:table-cell table:style-name="Table1.A3" office:value-type="string">
            <text:p text:style-name="P8"><text:text-input text:description="$listado.Codigo">$listado.Codigo</text:text-input></text:p>
          </table:table-cell>
          <table:table-cell table:style-name="Table1.A2" office:value-type="string">
            <text:p text:style-name="P11"><text:text-input text:description="$listado.Total">$listado.Total</text:text-input></text:p>
          </table:table-cell>
        </table:table-row>
      </table:table>
      <text:p text:style-name="P12"/>
      <table:table table:name="Table2" table:style-name="Table2">
        <table:table-column table:style-name="Table2.A"/>
        <table:table-row>
          <table:table-cell table:style-name="Table2.A1" office:value-type="string">
            <text:p text:style-name="P13">Observaciones:</text:p>
          </table:table-cell>
        </table:table-row>
      </table:table>
      <text:p text:style-name="P4"/>
      <text:p text:style-name="P5"/>
      <text:p text:style-name="P5"/>
      <text:p text:style-name="P5"/>
      <text:p text:style-name="P4"/>
      <text:p text:style-name="P5"/>
      <text:p text:style-name="P5"/>
      <text:p text:style-name="P5"/>
      <text:p text:style-name="P5"/>
      <text:p text:style-name="P5"><text:tab/><text:tab/>FIRMA</text:p>
      <text:p text:style-name="P4"><text:text-input text:description="">#else</text:text-input></text:p>
      <text:p text:style-name="P10">La solicitud debe estar en estado Aprobado por Presupuesto o Autorizado.</text:p>
      <text:p text:style-name="P4"><text:text-input text:description="">#end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FreeSans1" svg:font-family="FreeSans"/>
    <style:font-face style:name="Courier New" svg:font-family="'Courier New'" style:font-family-generic="modern"/>
    <style:font-face style:name="Arial1" svg:font-family="Arial" style:font-family-generic="swiss"/>
    <style:font-face style:name="Arial Narrow" svg:font-family="'Arial Narrow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Bitstream Vera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23T16:24:57</meta:creation-date>
    <dc:date>2014-11-20T13:21:12</dc:date>
    <meta:editing-duration>P1DT13H30M58S</meta:editing-duration>
    <meta:editing-cycles>89</meta:editing-cycles>
    <meta:generator>LibreOffice/3.6$Linux_x86 LibreOffice_project/360m1$Build-2</meta:generator>
    <dc:creator>marce </dc:creator>
    <meta:document-statistic meta:table-count="2" meta:image-count="0" meta:object-count="0" meta:page-count="1" meta:paragraph-count="14" meta:word-count="30" meta:character-count="275" meta:non-whitespace-character-count="242"/>
  </office:meta>
</office:document-meta>
</file>